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Tahoma1" svg:font-family="Tahoma"/>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7631e" officeooo:paragraph-rsid="0017631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officeooo:paragraph-rsid="001895fd"/>
    </style:style>
    <style:style style:name="P4" style:family="paragraph" style:parent-style-name="Standard">
      <style:paragraph-properties fo:text-align="justify" style:justify-single-word="false"/>
      <style:text-properties style:font-name="Arial" fo:font-weight="bold" officeooo:rsid="0017631e" officeooo:paragraph-rsid="0017631e" style:font-weight-asian="bold" style:font-weight-complex="bold"/>
    </style:style>
    <style:style style:name="P5" style:family="paragraph" style:parent-style-name="Standard">
      <style:paragraph-properties fo:text-align="justify" style:justify-single-word="false"/>
      <style:text-properties style:font-name="Arial" style:text-underline-style="solid" style:text-underline-width="auto" style:text-underline-color="font-color" officeooo:rsid="0017631e" officeooo:paragraph-rsid="0017631e"/>
    </style:style>
    <style:style style:name="P6"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7" style:family="paragraph" style:parent-style-name="Standard">
      <style:paragraph-properties fo:text-align="justify" style:justify-single-word="false"/>
      <style:text-properties style:font-name="Arial" style:text-underline-style="solid" style:text-underline-width="auto" style:text-underline-color="font-color" officeooo:paragraph-rsid="0018874b"/>
    </style:style>
    <style:style style:name="P8" style:family="paragraph" style:parent-style-name="Standard">
      <style:paragraph-properties fo:text-align="justify" style:justify-single-word="false"/>
      <style:text-properties style:font-name="Arial" officeooo:rsid="0018874b" officeooo:paragraph-rsid="0018874b"/>
    </style:style>
    <style:style style:name="P9" style:family="paragraph" style:parent-style-name="Standard">
      <style:paragraph-properties fo:text-align="justify" style:justify-single-word="false"/>
      <style:text-properties style:font-name="Arial" officeooo:rsid="001895fd" officeooo:paragraph-rsid="001895fd"/>
    </style:style>
    <style:style style:name="P10" style:family="paragraph" style:parent-style-name="Standard">
      <style:paragraph-properties fo:text-align="justify" style:justify-single-word="false"/>
      <style:text-properties style:font-name="Arial" fo:font-weight="normal" officeooo:rsid="001d3c03" officeooo:paragraph-rsid="001d3c03" style:font-weight-asian="normal" style:font-weight-complex="normal"/>
    </style:style>
    <style:style style:name="T1" style:family="text">
      <style:text-properties officeooo:rsid="0017631e"/>
    </style:style>
    <style:style style:name="T2" style:family="text">
      <style:text-properties fo:font-weight="bold" style:font-weight-asian="bold" style:font-weight-complex="bold"/>
    </style:style>
    <style:style style:name="T3" style:family="text">
      <style:text-properties officeooo:rsid="0018874b"/>
    </style:style>
    <style:style style:name="T4" style:family="text">
      <style:text-properties officeooo:rsid="001895fd"/>
    </style:style>
    <style:style style:name="T5" style:family="text">
      <style:text-properties fo:font-style="italic" style:font-style-asian="italic" style:font-style-complex="italic"/>
    </style:style>
    <style:style style:name="T6" style:family="text">
      <style:text-properties fo:font-style="italic" officeooo:rsid="00197715" style:font-style-asian="italic" style:font-style-complex="italic"/>
    </style:style>
    <style:style style:name="T7" style:family="text">
      <style:text-properties fo:font-style="italic" officeooo:rsid="001895f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7715" style:font-style-asian="normal" style:font-style-complex="normal"/>
    </style:style>
    <style:style style:name="T10" style:family="text">
      <style:text-properties fo:font-style="normal" officeooo:rsid="001895fd" style:font-style-asian="normal" style:font-style-complex="normal"/>
    </style:style>
    <style:style style:name="T11" style:family="text">
      <style:text-properties officeooo:rsid="001e1e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balho individual - Engenharia de Software Aplicada</text:p>
      <text:p text:style-name="P4"/>
      <text:p text:style-name="P10">Renato Araujo Barbosa</text:p>
      <text:p text:style-name="P4"/>
      <text:p text:style-name="P4">Descrição do problema</text:p>
      <text:p text:style-name="P1"/>
      <text:p text:style-name="P2">O programa desenvolvido busca processar dados de histórico de operações com ações, para obter informações para o imposto de renda. A corretora exibe o extrato de todas as operações, mas só através de um serviço pago ela informa o valor médio de compra de cada ação, e essa informação é necessária para o imposto de renda. A média não é uma média ponderada simples, pois depende da ordem em que são feitas as operações de compra e venda, daí a ideia de fazer um programa para isso.</text:p>
      <text:p text:style-name="P2">O programa precisa dos seguintes recursos:</text:p>
      <text:p text:style-name="P2">1) Precisa ter 2 possibilidades de interface com o usuário: uma tela Console e uma janela do tipo Windows Forms, de modo que as implementações das funcionalidades das duas interfaces fiquem separadas de uma abstração comum entre elas.</text:p>
      <text:p text:style-name="P2">2) O programa processa um arquivo de texto com os dados de extrato, e esse arquivo funciona como um banco de dados que, quando carregado em memória, gera um objeto que não deve ser instanciado mais de uma vez, para evitar inconsistências nas informações buscadas nele.</text:p>
      <text:p text:style-name="P2">3) O programa deve ter a possibilidade de buscar os dados e processar para todas as ações, ou apenas para as ações de uma empresa específica. E, no modo Windows Forms, quando se faz uma busca, deve haver a <text:span text:style-name="T11">possibilidade</text:span> de restaurar os resultados da busca anterior.</text:p>
      <text:p text:style-name="P2"/>
      <text:p text:style-name="P4">Solução</text:p>
      <text:p text:style-name="P4"/>
      <text:p text:style-name="P1">Os padrões de projeto empregados neste trabalho foram: <text:span text:style-name="T2">Bridge</text:span>, <text:span text:style-name="T2">Singleton</text:span> e <text:span text:style-name="T2">Memento</text:span></text:p>
      <text:p text:style-name="P5">Bridge</text:p>
      <text:p text:style-name="P1">A ideia do padrão <text:span text:style-name="T3">B</text:span>ridge é desacoplar uma abstração da sua implementação, de modo que elas possam variar independentemente.</text:p>
      <text:p text:style-name="P2"><text:span text:style-name="T1">Foi empregado no programa para permitir as duas interfaces com o usuário. O programa apresenta</text:span> uma tela Console e uma janela do tipo Windows Forms, de modo que as implementações das duas <text:span text:style-name="T1">são através das classes </text:span><text:span text:style-name="T5">UIConsole</text:span> e <text:span text:style-name="T5">UIWindows</text:span>, que implementam uma classe abstrata <text:span text:style-name="T5">UIImplementor</text:span>. <text:span text:style-name="T1">Essas ficam separadas</text:span> da abstração (classe <text:span text:style-name="T5">UIAbstraction</text:span>)</text:p>
      <text:p text:style-name="P7">Singleton:</text:p>
      <text:p text:style-name="P8">O padrão Singleton tem o objetivo de garantir que só seja possível haver uma instância para uma classe.</text:p>
      <text:p text:style-name="P8">No programa, o banco de dados de operações de compra e venda (lido do arquivo texto) é armazenado em um objeto do tipo <text:span text:style-name="T5">OperationBase</text:span>. <text:span text:style-name="T4">Essa classe utiliza o padrão singleton para garantir que a informação contida no objeto seja sempre a mesma, de qualquer ponto do programa, a não ser que haja uma nova leitura do banco.</text:span></text:p>
      <text:p text:style-name="P6">Memento:</text:p>
      <text:p text:style-name="P9">O padrão Memento tem a ideia de armazenar o estado de um objeto para que o objeto possa ser restaurado mais tarde.</text:p>
      <text:p text:style-name="P3"><text:span text:style-name="T4">A aplicação do padrão foi útil para permitir restaurar o resultado anterior da busca realizada. Cada busca no programa gera um resultado na forma de um objeto da classe </text:span><text:span text:style-name="T7">Results</text:span><text:span text:style-name="T4">. E se já existe um objeto de resultado, seus dados são armazenados em um objeto da classe </text:span><text:span text:style-name="T7">ResultsMemento.</text:span><text:span text:style-name="T10"> </text:span><text:span text:style-name="T9">Caso se deseje rever os resultados da busca anterior, o objeto de resultados é restaurado com base no me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Tahoma1" svg:font-family="Tahoma"/>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6S</meta:editing-duration>
    <meta:editing-cycles>6</meta:editing-cycles>
    <meta:generator>LibreOffice/5.4.3.2$Windows_X86_64 LibreOffice_project/92a7159f7e4af62137622921e809f8546db437e5</meta:generator>
    <dc:date>2018-03-23T01:52:37.577000000</dc:date>
    <meta:document-statistic meta:table-count="0" meta:image-count="0" meta:object-count="0" meta:page-count="1" meta:paragraph-count="19" meta:word-count="488" meta:character-count="2891" meta:non-whitespace-character-count="2422"/>
    <meta:user-defined meta:name="Info 1"/>
    <meta:user-defined meta:name="Info 2"/>
    <meta:user-defined meta:name="Info 3"/>
    <meta:user-defined meta:name="Info 4"/>
  </office:meta>
</office:document-meta>
</file>